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helvetica neue" fo:font-size="9.60000038146973pt" fo:letter-spacing="normal" fo:font-style="normal" style:text-underline-style="none" fo:font-weight="normal" style:text-blinking="false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3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font-name="MathJax Main" fo:font-size="9.60000038146973pt" style:text-underline-style="none" style:text-blinking="false"/>
    </style:style>
    <style:style style:name="T3" style:family="text">
      <style:text-properties style:font-name="MathJax Main"/>
    </style:style>
    <style:style style:name="T4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8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9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ppy Sets</text:p>
      <text:p text:style-name="P3">time limit per test</text:p>
      <text:p text:style-name="P4">1 second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6">Define a set <text:bookmark text:name="MathJax-Element-1-Frame"/><text:bookmark text:name="MathJax-Span-1"/><text:bookmark text:name="MathJax-Span-2"/><text:bookmark text:name="MathJax-Span-3"/><text:span text:style-name="T4">A</text:span><text:span text:style-name="T6">�</text:span> as a child of set <text:bookmark text:name="MathJax-Element-2-Frame"/><text:bookmark text:name="MathJax-Span-4"/><text:bookmark text:name="MathJax-Span-5"/><text:bookmark text:name="MathJax-Span-6"/><text:span text:style-name="T4">B</text:span><text:span text:style-name="T6">�</text:span> if and only if for each element of value <text:bookmark text:name="MathJax-Element-3-Frame"/><text:bookmark text:name="MathJax-Span-7"/><text:bookmark text:name="MathJax-Span-8"/><text:bookmark text:name="MathJax-Span-9"/><text:span text:style-name="T4">x</text:span><text:span text:style-name="T6">�</text:span> that is in <text:bookmark text:name="MathJax-Element-4-Frame"/><text:bookmark text:name="MathJax-Span-10"/><text:bookmark text:name="MathJax-Span-11"/><text:bookmark text:name="MathJax-Span-12"/><text:span text:style-name="T4">A</text:span><text:span text:style-name="T6">�</text:span>, there exists an element of value <text:bookmark text:name="MathJax-Element-5-Frame"/><text:bookmark text:name="MathJax-Span-13"/><text:bookmark text:name="MathJax-Span-14"/><text:bookmark text:name="MathJax-Span-15"/><text:span text:style-name="T4">x</text:span><text:bookmark text:name="MathJax-Span-16"/><text:span text:style-name="T7">+</text:span><text:bookmark text:name="MathJax-Span-17"/><text:span text:style-name="T7">1</text:span><text:span text:style-name="T6">�+1</text:span> that is in <text:bookmark text:name="MathJax-Element-6-Frame"/><text:bookmark text:name="MathJax-Span-18"/><text:bookmark text:name="MathJax-Span-19"/><text:bookmark text:name="MathJax-Span-20"/><text:span text:style-name="T4">B</text:span><text:span text:style-name="T6">�</text:span>.</text:p>
      <text:p text:style-name="P6">Given integers <text:bookmark text:name="MathJax-Element-7-Frame"/><text:bookmark text:name="MathJax-Span-21"/><text:bookmark text:name="MathJax-Span-22"/><text:bookmark text:name="MathJax-Span-23"/><text:span text:style-name="T4">N</text:span><text:span text:style-name="T6">�</text:span> and <text:bookmark text:name="MathJax-Element-8-Frame"/><text:bookmark text:name="MathJax-Span-24"/><text:bookmark text:name="MathJax-Span-25"/><text:bookmark text:name="MathJax-Span-26"/><text:span text:style-name="T4">K</text:span><text:span text:style-name="T6">�</text:span>. In order to make Chaneka happy, you must find the number of different arrays containing <text:bookmark text:name="MathJax-Element-9-Frame"/><text:bookmark text:name="MathJax-Span-27"/><text:bookmark text:name="MathJax-Span-28"/><text:bookmark text:name="MathJax-Span-29"/><text:span text:style-name="T4">N</text:span><text:span text:style-name="T6">�</text:span> sets <text:bookmark text:name="MathJax-Element-10-Frame"/><text:bookmark text:name="MathJax-Span-30"/><text:bookmark text:name="MathJax-Span-31"/><text:bookmark text:name="MathJax-Span-32"/><text:span text:style-name="T7">[</text:span><text:bookmark text:name="MathJax-Span-33"/><text:bookmark text:name="MathJax-Span-34"/><text:span text:style-name="T4">S</text:span><text:bookmark text:name="MathJax-Span-35"/><text:span text:style-name="T8">1</text:span><text:bookmark text:name="MathJax-Span-36"/><text:span text:style-name="T7">,</text:span><text:bookmark text:name="MathJax-Span-37"/><text:bookmark text:name="MathJax-Span-38"/><text:span text:style-name="T4">S</text:span><text:bookmark text:name="MathJax-Span-39"/><text:span text:style-name="T8">2</text:span><text:bookmark text:name="MathJax-Span-40"/><text:span text:style-name="T7">,</text:span><text:bookmark text:name="MathJax-Span-41"/><text:bookmark text:name="MathJax-Span-42"/><text:span text:style-name="T4">S</text:span><text:bookmark text:name="MathJax-Span-43"/><text:span text:style-name="T8">3</text:span><text:bookmark text:name="MathJax-Span-44"/><text:span text:style-name="T7">,</text:span><text:bookmark text:name="MathJax-Span-45"/><text:span text:style-name="T9">…</text:span><text:bookmark text:name="MathJax-Span-46"/><text:span text:style-name="T7">,</text:span><text:bookmark text:name="MathJax-Span-47"/><text:bookmark text:name="MathJax-Span-48"/><text:span text:style-name="T4">S</text:span><text:bookmark text:name="MathJax-Span-49"/><text:span text:style-name="T5">N</text:span><text:bookmark text:name="MathJax-Span-50"/><text:span text:style-name="T7">]</text:span><text:span text:style-name="T6">[�1,�2,�3,…,��]</text:span> such that: - Each set can only contain zero or more different integers from <text:bookmark text:name="MathJax-Element-11-Frame"/><text:bookmark text:name="MathJax-Span-51"/><text:bookmark text:name="MathJax-Span-52"/><text:bookmark text:name="MathJax-Span-53"/><text:span text:style-name="T7">1</text:span><text:span text:style-name="T6">1</text:span> to <text:bookmark text:name="MathJax-Element-12-Frame"/><text:bookmark text:name="MathJax-Span-54"/><text:bookmark text:name="MathJax-Span-55"/><text:bookmark text:name="MathJax-Span-56"/><text:span text:style-name="T4">K</text:span><text:span text:style-name="T6">�</text:span>. - There exists a way to rearrange the order of the array of sets into <text:bookmark text:name="MathJax-Element-13-Frame"/><text:bookmark text:name="MathJax-Span-57"/><text:bookmark text:name="MathJax-Span-58"/><text:bookmark text:name="MathJax-Span-59"/><text:span text:style-name="T7">[</text:span><text:bookmark text:name="MathJax-Span-60"/><text:bookmark text:name="MathJax-Span-61"/><text:span text:style-name="T4">S</text:span><text:bookmark text:name="MathJax-Span-62"/><text:span text:style-name="T9">′</text:span><text:bookmark text:name="MathJax-Span-63"/><text:span text:style-name="T8">1</text:span><text:bookmark text:name="MathJax-Span-64"/><text:span text:style-name="T7">,</text:span><text:bookmark text:name="MathJax-Span-65"/><text:bookmark text:name="MathJax-Span-66"/><text:span text:style-name="T4">S</text:span><text:bookmark text:name="MathJax-Span-67"/><text:span text:style-name="T9">′</text:span><text:bookmark text:name="MathJax-Span-68"/><text:span text:style-name="T8">2</text:span><text:bookmark text:name="MathJax-Span-69"/><text:span text:style-name="T7">,</text:span><text:bookmark text:name="MathJax-Span-70"/><text:bookmark text:name="MathJax-Span-71"/><text:span text:style-name="T4">S</text:span><text:bookmark text:name="MathJax-Span-72"/><text:span text:style-name="T9">′</text:span><text:bookmark text:name="MathJax-Span-73"/><text:span text:style-name="T8">3</text:span><text:bookmark text:name="MathJax-Span-74"/><text:span text:style-name="T7">,</text:span><text:bookmark text:name="MathJax-Span-75"/><text:span text:style-name="T9">…</text:span><text:bookmark text:name="MathJax-Span-76"/><text:span text:style-name="T7">,</text:span><text:bookmark text:name="MathJax-Span-77"/><text:bookmark text:name="MathJax-Span-78"/><text:span text:style-name="T4">S</text:span><text:bookmark text:name="MathJax-Span-79"/><text:span text:style-name="T9">′</text:span><text:bookmark text:name="MathJax-Span-80"/><text:span text:style-name="T5">N</text:span><text:bookmark text:name="MathJax-Span-81"/><text:span text:style-name="T7">]</text:span><text:span text:style-name="T6">[�1′,�2′,�3′,…,��′]</text:span> such that <text:bookmark text:name="MathJax-Element-14-Frame"/><text:bookmark text:name="MathJax-Span-82"/><text:bookmark text:name="MathJax-Span-83"/><text:bookmark text:name="MathJax-Span-84"/><text:bookmark text:name="MathJax-Span-85"/><text:span text:style-name="T4">S</text:span><text:bookmark text:name="MathJax-Span-86"/><text:span text:style-name="T9">′</text:span><text:bookmark text:name="MathJax-Span-87"/><text:span text:style-name="T5">i</text:span><text:span text:style-name="T6">��′</text:span> is a child of <text:bookmark text:name="MathJax-Element-15-Frame"/><text:bookmark text:name="MathJax-Span-88"/><text:bookmark text:name="MathJax-Span-89"/><text:bookmark text:name="MathJax-Span-90"/><text:bookmark text:name="MathJax-Span-91"/><text:span text:style-name="T4">S</text:span><text:bookmark text:name="MathJax-Span-92"/><text:span text:style-name="T9">′</text:span><text:bookmark text:name="MathJax-Span-93"/><text:bookmark text:name="MathJax-Span-94"/><text:bookmark text:name="MathJax-Span-95"/><text:span text:style-name="T5">i</text:span><text:bookmark text:name="MathJax-Span-96"/><text:span text:style-name="T8">+</text:span><text:bookmark text:name="MathJax-Span-97"/><text:span text:style-name="T8">1</text:span><text:span text:style-name="T6">��+1′</text:span> for each <text:bookmark text:name="MathJax-Element-16-Frame"/><text:bookmark text:name="MathJax-Span-98"/><text:bookmark text:name="MathJax-Span-99"/><text:bookmark text:name="MathJax-Span-100"/><text:span text:style-name="T7">1</text:span><text:bookmark text:name="MathJax-Span-101"/><text:span text:style-name="T9">≤</text:span><text:bookmark text:name="MathJax-Span-102"/><text:span text:style-name="T4">i</text:span><text:bookmark text:name="MathJax-Span-103"/><text:span text:style-name="T9">≤</text:span><text:bookmark text:name="MathJax-Span-104"/><text:span text:style-name="T4">N</text:span><text:bookmark text:name="MathJax-Span-105"/><text:span text:style-name="T9">−</text:span><text:bookmark text:name="MathJax-Span-106"/><text:span text:style-name="T7">1</text:span><text:span text:style-name="T6">1≤�≤�−1</text:span>.</text:p>
      <text:p text:style-name="P6">Print the answer modulo <text:bookmark text:name="MathJax-Element-17-Frame"/><text:bookmark text:name="MathJax-Span-107"/><text:bookmark text:name="MathJax-Span-108"/><text:bookmark text:name="MathJax-Span-109"/><text:span text:style-name="T7">998</text:span><text:bookmark text:name="MathJax-Span-110"/><text:bookmark text:name="MathJax-Span-111"/><text:span text:style-name="T7">244</text:span><text:bookmark text:name="MathJax-Span-112"/><text:bookmark text:name="MathJax-Span-113"/><text:span text:style-name="T7">353</text:span><text:span text:style-name="T6">998244353</text:span>.</text:p>
      <text:p text:style-name="P7">Two sets are considered different if and only if there is at least one value that only occurs in one of the two sets.</text:p>
      <text:p text:style-name="P6">Two arrays of sets are considered different if and only if there is at least one index <text:bookmark text:name="MathJax-Element-18-Frame"/><text:bookmark text:name="MathJax-Span-114"/><text:bookmark text:name="MathJax-Span-115"/><text:bookmark text:name="MathJax-Span-116"/><text:span text:style-name="T4">i</text:span><text:span text:style-name="T6">�</text:span> such that the sets at index <text:bookmark text:name="MathJax-Element-19-Frame"/><text:bookmark text:name="MathJax-Span-117"/><text:bookmark text:name="MathJax-Span-118"/><text:bookmark text:name="MathJax-Span-119"/><text:span text:style-name="T4">i</text:span><text:span text:style-name="T6">�</text:span> in the two arrays are different.</text:p>
      <text:p text:style-name="P9">Input</text:p>
      <text:p text:style-name="P6">The only line contains two integers <text:bookmark text:name="MathJax-Element-20-Frame"/><text:bookmark text:name="MathJax-Span-120"/><text:bookmark text:name="MathJax-Span-121"/><text:bookmark text:name="MathJax-Span-122"/><text:span text:style-name="T4">N</text:span><text:span text:style-name="T6">�</text:span> and <text:bookmark text:name="MathJax-Element-21-Frame"/><text:bookmark text:name="MathJax-Span-123"/><text:bookmark text:name="MathJax-Span-124"/><text:bookmark text:name="MathJax-Span-125"/><text:span text:style-name="T4">K</text:span><text:span text:style-name="T6">�</text:span> (<text:bookmark text:name="MathJax-Element-22-Frame"/><text:bookmark text:name="MathJax-Span-126"/><text:bookmark text:name="MathJax-Span-127"/><text:bookmark text:name="MathJax-Span-128"/><text:span text:style-name="T7">1</text:span><text:bookmark text:name="MathJax-Span-129"/><text:span text:style-name="T9">≤</text:span><text:bookmark text:name="MathJax-Span-130"/><text:span text:style-name="T4">N</text:span><text:bookmark text:name="MathJax-Span-131"/><text:span text:style-name="T7">,</text:span><text:bookmark text:name="MathJax-Span-132"/><text:span text:style-name="T4">K</text:span><text:bookmark text:name="MathJax-Span-133"/><text:span text:style-name="T9">≤</text:span><text:bookmark text:name="MathJax-Span-134"/><text:span text:style-name="T7">2</text:span><text:bookmark text:name="MathJax-Span-135"/><text:span text:style-name="T9">⋅</text:span><text:bookmark text:name="MathJax-Span-136"/><text:bookmark text:name="MathJax-Span-137"/><text:span text:style-name="T7">10</text:span><text:bookmark text:name="MathJax-Span-138"/><text:span text:style-name="T8">5</text:span><text:span text:style-name="T6">1≤�,�≤2⋅105</text:span>) — the number of sets in the array and the maximum limit for the values in the sets.</text:p>
      <text:p text:style-name="P9">Output</text:p>
      <text:p text:style-name="P6">An integer representing the number of different arrays of sets that satisfy the problem condition, modulo <text:bookmark text:name="MathJax-Element-23-Frame"/><text:bookmark text:name="MathJax-Span-139"/><text:bookmark text:name="MathJax-Span-140"/><text:bookmark text:name="MathJax-Span-141"/><text:span text:style-name="T7">998</text:span><text:bookmark text:name="MathJax-Span-142"/><text:bookmark text:name="MathJax-Span-143"/><text:span text:style-name="T7">244</text:span><text:bookmark text:name="MathJax-Span-144"/><text:bookmark text:name="MathJax-Span-145"/><text:span text:style-name="T7">353</text:span><text:span text:style-name="T6">998244353</text:span>.</text:p>
      <text:p text:style-name="P8">Examples</text:p>
      <text:p text:style-name="P12">input</text:p>
      <text:section text:style-name="Sect1" text:name="id005852294137908491">
        <text:p text:style-name="P13">Copy</text:p>
      </text:section>
      <text:p text:style-name="P1"><text:bookmark text:name="id005895853860445324"/>2 2</text:p>
      <text:p text:style-name="P12">output</text:p>
      <text:section text:style-name="Sect1" text:name="id0012312312204469733">
        <text:p text:style-name="P13">Copy</text:p>
      </text:section>
      <text:p text:style-name="P1"><text:bookmark text:name="id0006685210118974205"/>11</text:p>
      <text:p text:style-name="P12">input</text:p>
      <text:section text:style-name="Sect1" text:name="id005569595853606468">
        <text:p text:style-name="P13">Copy</text:p>
      </text:section>
      <text:p text:style-name="P1"><text:bookmark text:name="id0020008304604815041"/>1 3</text:p>
      <text:p text:style-name="P12">output</text:p>
      <text:section text:style-name="Sect1" text:name="id004271961024692743">
        <text:p text:style-name="P13">Copy</text:p>
      </text:section>
      <text:p text:style-name="P1"><text:bookmark text:name="id002783659672984429"/>8</text:p>
      <text:p text:style-name="P12">input</text:p>
      <text:section text:style-name="Sect1" text:name="id003097433749287759">
        <text:p text:style-name="P13">Copy</text:p>
      </text:section>
      <text:p text:style-name="P1"><text:bookmark text:name="id008854338865305225"/>3 1</text:p>
      <text:p text:style-name="P12">output</text:p>
      <text:section text:style-name="Sect1" text:name="id006325350291976986">
        <text:p text:style-name="P13">Copy</text:p>
      </text:section>
      <text:p text:style-name="P1"><text:bookmark text:name="id005365545920711747"/>4</text:p>
      <text:p text:style-name="P9">Note</text:p>
      <text:p text:style-name="P6">In the first example, there are <text:bookmark text:name="MathJax-Element-24-Frame"/><text:bookmark text:name="MathJax-Span-146"/><text:bookmark text:name="MathJax-Span-147"/><text:bookmark text:name="MathJax-Span-148"/><text:span text:style-name="T7">11</text:span><text:span text:style-name="T6">11</text:span> different arrays of sets possible, which are:</text:p>
      <text:list xml:id="list4008318174" text:style-name="L1">
        <text:list-item>
          <text:p text:style-name="P10"><text:bookmark text:name="MathJax-Element-25-Frame"/><text:bookmark text:name="MathJax-Span-149"/><text:bookmark text:name="MathJax-Span-150"/><text:bookmark text:name="MathJax-Span-151"/><text:span text:style-name="T2">[</text:span><text:bookmark text:name="MathJax-Span-152"/><text:span text:style-name="T2">{</text:span><text:bookmark text:name="MathJax-Span-153"/><text:span text:style-name="T2">}</text:span><text:bookmark text:name="MathJax-Span-154"/><text:span text:style-name="T2">,</text:span><text:bookmark text:name="MathJax-Span-155"/><text:span text:style-name="T2">{</text:span><text:bookmark text:name="MathJax-Span-156"/><text:span text:style-name="T2">}</text:span><text:bookmark text:name="MathJax-Span-157"/><text:span text:style-name="T2">]</text:span><text:span text:style-name="T1">[{},{}]</text:span></text:p>
        </text:list-item>
        <text:list-item>
          <text:p text:style-name="P10"><text:bookmark text:name="MathJax-Element-26-Frame"/><text:bookmark text:name="MathJax-Span-158"/><text:bookmark text:name="MathJax-Span-159"/><text:bookmark text:name="MathJax-Span-160"/><text:span text:style-name="T2">[</text:span><text:bookmark text:name="MathJax-Span-161"/><text:span text:style-name="T2">{</text:span><text:bookmark text:name="MathJax-Span-162"/><text:span text:style-name="T2">}</text:span><text:bookmark text:name="MathJax-Span-163"/><text:span text:style-name="T2">,</text:span><text:bookmark text:name="MathJax-Span-164"/><text:span text:style-name="T2">{</text:span><text:bookmark text:name="MathJax-Span-165"/><text:span text:style-name="T2">1</text:span><text:bookmark text:name="MathJax-Span-166"/><text:span text:style-name="T2">}</text:span><text:bookmark text:name="MathJax-Span-167"/><text:span text:style-name="T2">]</text:span><text:span text:style-name="T1">[{},{1}]</text:span></text:p>
        </text:list-item>
        <text:list-item>
          <text:p text:style-name="P10"><text:bookmark text:name="MathJax-Element-27-Frame"/><text:bookmark text:name="MathJax-Span-168"/><text:bookmark text:name="MathJax-Span-169"/><text:bookmark text:name="MathJax-Span-170"/><text:span text:style-name="T2">[</text:span><text:bookmark text:name="MathJax-Span-171"/><text:span text:style-name="T2">{</text:span><text:bookmark text:name="MathJax-Span-172"/><text:span text:style-name="T2">}</text:span><text:bookmark text:name="MathJax-Span-173"/><text:span text:style-name="T2">,</text:span><text:bookmark text:name="MathJax-Span-174"/><text:span text:style-name="T2">{</text:span><text:bookmark text:name="MathJax-Span-175"/><text:span text:style-name="T2">1</text:span><text:bookmark text:name="MathJax-Span-176"/><text:span text:style-name="T2">,</text:span><text:bookmark text:name="MathJax-Span-177"/><text:span text:style-name="T2">2</text:span><text:bookmark text:name="MathJax-Span-178"/><text:span text:style-name="T2">}</text:span><text:bookmark text:name="MathJax-Span-179"/><text:span text:style-name="T2">]</text:span><text:span text:style-name="T1">[{},{1,2}]</text:span></text:p>
        </text:list-item>
        <text:list-item>
          <text:p text:style-name="P10"><text:bookmark text:name="MathJax-Element-28-Frame"/><text:bookmark text:name="MathJax-Span-180"/><text:bookmark text:name="MathJax-Span-181"/><text:bookmark text:name="MathJax-Span-182"/><text:span text:style-name="T2">[</text:span><text:bookmark text:name="MathJax-Span-183"/><text:span text:style-name="T2">{</text:span><text:bookmark text:name="MathJax-Span-184"/><text:span text:style-name="T2">}</text:span><text:bookmark text:name="MathJax-Span-185"/><text:span text:style-name="T2">,</text:span><text:bookmark text:name="MathJax-Span-186"/><text:span text:style-name="T2">{</text:span><text:bookmark text:name="MathJax-Span-187"/><text:span text:style-name="T2">2</text:span><text:bookmark text:name="MathJax-Span-188"/><text:span text:style-name="T2">}</text:span><text:bookmark text:name="MathJax-Span-189"/><text:span text:style-name="T2">]</text:span><text:span text:style-name="T1">[{},{2}]</text:span></text:p>
        </text:list-item>
        <text:list-item>
          <text:p text:style-name="P10"><text:bookmark text:name="MathJax-Element-29-Frame"/><text:bookmark text:name="MathJax-Span-190"/><text:bookmark text:name="MathJax-Span-191"/><text:bookmark text:name="MathJax-Span-192"/><text:span text:style-name="T2">[</text:span><text:bookmark text:name="MathJax-Span-193"/><text:span text:style-name="T2">{</text:span><text:bookmark text:name="MathJax-Span-194"/><text:span text:style-name="T2">1</text:span><text:bookmark text:name="MathJax-Span-195"/><text:span text:style-name="T2">}</text:span><text:bookmark text:name="MathJax-Span-196"/><text:span text:style-name="T2">,</text:span><text:bookmark text:name="MathJax-Span-197"/><text:span text:style-name="T2">{</text:span><text:bookmark text:name="MathJax-Span-198"/><text:span text:style-name="T2">}</text:span><text:bookmark text:name="MathJax-Span-199"/><text:span text:style-name="T2">]</text:span><text:span text:style-name="T1">[{1},{}]</text:span></text:p>
        </text:list-item>
        <text:list-item>
          <text:p text:style-name="P10"><text:bookmark text:name="MathJax-Element-30-Frame"/><text:bookmark text:name="MathJax-Span-200"/><text:bookmark text:name="MathJax-Span-201"/><text:bookmark text:name="MathJax-Span-202"/><text:span text:style-name="T2">[</text:span><text:bookmark text:name="MathJax-Span-203"/><text:span text:style-name="T2">{</text:span><text:bookmark text:name="MathJax-Span-204"/><text:span text:style-name="T2">1</text:span><text:bookmark text:name="MathJax-Span-205"/><text:span text:style-name="T2">}</text:span><text:bookmark text:name="MathJax-Span-206"/><text:span text:style-name="T2">,</text:span><text:bookmark text:name="MathJax-Span-207"/><text:span text:style-name="T2">{</text:span><text:bookmark text:name="MathJax-Span-208"/><text:span text:style-name="T2">1</text:span><text:bookmark text:name="MathJax-Span-209"/><text:span text:style-name="T2">,</text:span><text:bookmark text:name="MathJax-Span-210"/><text:span text:style-name="T2">2</text:span><text:bookmark text:name="MathJax-Span-211"/><text:span text:style-name="T2">}</text:span><text:bookmark text:name="MathJax-Span-212"/><text:span text:style-name="T2">]</text:span><text:span text:style-name="T1">[{1},{1,2}]</text:span></text:p>
        </text:list-item>
        <text:list-item>
          <text:p text:style-name="P10"><text:bookmark text:name="MathJax-Element-31-Frame"/><text:bookmark text:name="MathJax-Span-213"/><text:bookmark text:name="MathJax-Span-214"/><text:bookmark text:name="MathJax-Span-215"/><text:span text:style-name="T2">[</text:span><text:bookmark text:name="MathJax-Span-216"/><text:span text:style-name="T2">{</text:span><text:bookmark text:name="MathJax-Span-217"/><text:span text:style-name="T2">1</text:span><text:bookmark text:name="MathJax-Span-218"/><text:span text:style-name="T2">}</text:span><text:bookmark text:name="MathJax-Span-219"/><text:span text:style-name="T2">,</text:span><text:bookmark text:name="MathJax-Span-220"/><text:span text:style-name="T2">{</text:span><text:bookmark text:name="MathJax-Span-221"/><text:span text:style-name="T2">2</text:span><text:bookmark text:name="MathJax-Span-222"/><text:span text:style-name="T2">}</text:span><text:bookmark text:name="MathJax-Span-223"/><text:span text:style-name="T2">]</text:span><text:span text:style-name="T1">[{1},{2}]</text:span></text:p>
        </text:list-item>
        <text:list-item>
          <text:p text:style-name="P10"><text:bookmark text:name="MathJax-Element-32-Frame"/><text:bookmark text:name="MathJax-Span-224"/><text:bookmark text:name="MathJax-Span-225"/><text:bookmark text:name="MathJax-Span-226"/><text:span text:style-name="T2">[</text:span><text:bookmark text:name="MathJax-Span-227"/><text:span text:style-name="T2">{</text:span><text:bookmark text:name="MathJax-Span-228"/><text:span text:style-name="T2">1</text:span><text:bookmark text:name="MathJax-Span-229"/><text:span text:style-name="T2">,</text:span><text:bookmark text:name="MathJax-Span-230"/><text:span text:style-name="T2">2</text:span><text:bookmark text:name="MathJax-Span-231"/><text:span text:style-name="T2">}</text:span><text:bookmark text:name="MathJax-Span-232"/><text:span text:style-name="T2">,</text:span><text:bookmark text:name="MathJax-Span-233"/><text:span text:style-name="T2">{</text:span><text:bookmark text:name="MathJax-Span-234"/><text:span text:style-name="T2">}</text:span><text:bookmark text:name="MathJax-Span-235"/><text:span text:style-name="T2">]</text:span><text:span text:style-name="T1">[{1,2},{}]</text:span></text:p>
        </text:list-item>
        <text:list-item>
          <text:p text:style-name="P10"><text:bookmark text:name="MathJax-Element-33-Frame"/><text:bookmark text:name="MathJax-Span-236"/><text:bookmark text:name="MathJax-Span-237"/><text:bookmark text:name="MathJax-Span-238"/><text:span text:style-name="T2">[</text:span><text:bookmark text:name="MathJax-Span-239"/><text:span text:style-name="T2">{</text:span><text:bookmark text:name="MathJax-Span-240"/><text:span text:style-name="T2">1</text:span><text:bookmark text:name="MathJax-Span-241"/><text:span text:style-name="T2">,</text:span><text:bookmark text:name="MathJax-Span-242"/><text:span text:style-name="T2">2</text:span><text:bookmark text:name="MathJax-Span-243"/><text:span text:style-name="T2">}</text:span><text:bookmark text:name="MathJax-Span-244"/><text:span text:style-name="T2">,</text:span><text:bookmark text:name="MathJax-Span-245"/><text:span text:style-name="T2">{</text:span><text:bookmark text:name="MathJax-Span-246"/><text:span text:style-name="T2">1</text:span><text:bookmark text:name="MathJax-Span-247"/><text:span text:style-name="T2">}</text:span><text:bookmark text:name="MathJax-Span-248"/><text:span text:style-name="T2">]</text:span><text:span text:style-name="T1">[{1,2},{1}]</text:span></text:p>
        </text:list-item>
        <text:list-item>
          <text:p text:style-name="P10"><text:bookmark text:name="MathJax-Element-34-Frame"/><text:bookmark text:name="MathJax-Span-249"/><text:bookmark text:name="MathJax-Span-250"/><text:bookmark text:name="MathJax-Span-251"/><text:soft-page-break/><text:span text:style-name="T2">[</text:span><text:bookmark text:name="MathJax-Span-252"/><text:span text:style-name="T2">{</text:span><text:bookmark text:name="MathJax-Span-253"/><text:span text:style-name="T2">2</text:span><text:bookmark text:name="MathJax-Span-254"/><text:span text:style-name="T2">}</text:span><text:bookmark text:name="MathJax-Span-255"/><text:span text:style-name="T2">,</text:span><text:bookmark text:name="MathJax-Span-256"/><text:span text:style-name="T2">{</text:span><text:bookmark text:name="MathJax-Span-257"/><text:span text:style-name="T2">}</text:span><text:bookmark text:name="MathJax-Span-258"/><text:span text:style-name="T2">]</text:span><text:span text:style-name="T1">[{2},{}]</text:span></text:p>
        </text:list-item>
        <text:list-item>
          <text:p text:style-name="P11"><text:bookmark text:name="MathJax-Element-35-Frame"/><text:bookmark text:name="MathJax-Span-259"/><text:bookmark text:name="MathJax-Span-260"/><text:bookmark text:name="MathJax-Span-261"/><text:span text:style-name="T3">[</text:span><text:bookmark text:name="MathJax-Span-262"/><text:span text:style-name="T3">{</text:span><text:bookmark text:name="MathJax-Span-263"/><text:span text:style-name="T3">2</text:span><text:bookmark text:name="MathJax-Span-264"/><text:span text:style-name="T3">}</text:span><text:bookmark text:name="MathJax-Span-265"/><text:span text:style-name="T3">,</text:span><text:bookmark text:name="MathJax-Span-266"/><text:span text:style-name="T3">{</text:span><text:bookmark text:name="MathJax-Span-267"/><text:span text:style-name="T3">1</text:span><text:bookmark text:name="MathJax-Span-268"/><text:span text:style-name="T3">}</text:span><text:bookmark text:name="MathJax-Span-269"/><text:span text:style-name="T3">]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3T10:49:08.104000000</dc:date>
    <meta:editing-duration>PT27S</meta:editing-duration>
    <meta:editing-cycles>1</meta:editing-cycles>
    <meta:document-statistic meta:table-count="0" meta:image-count="0" meta:object-count="0" meta:page-count="2" meta:paragraph-count="51" meta:word-count="287" meta:character-count="1643" meta:non-whitespace-character-count="1415"/>
    <meta:generator>LibreOffice/7.2.2.2$Windows_X86_64 LibreOffice_project/02b2acce88a210515b4a5bb2e46cbfb63fe97d56</meta:generator>
  </office:meta>
</office:document-meta>
</file>